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ntil Soup</text:p>
      <text:p text:style-name="P2"/>
      <text:p text:style-name="P2">1 small or ½ large onion, chopped</text:p>
      <text:p text:style-name="P2">2 T olive oil</text:p>
      <text:p text:style-name="P2">3 c of lentils</text:p>
      <text:p text:style-name="P2">1 T. salt</text:p>
      <text:p text:style-name="P2">12 c water</text:p>
      <text:p text:style-name="P2">1 can Rotel Tomatoes</text:p>
      <text:p text:style-name="P2"/>
      <text:p text:style-name="P2">Sauté chopped onion in olive oil. When onion is soft add lentils, salt and water. Cook for 45 minutes</text:p>
      <text:p text:style-name="P2">to 1 hour or until lentils are soft. Add Rotel Tomatoes. This dish is spicy and tastes good when</text:p>
      <text:p text:style-name="P2"><text:span text:style-name="T4">served with a dollop of sour cream in each serv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5:16.57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0" meta:word-count="75" meta:character-count="357"/>
  </office:meta>
</office:document-meta>
</file>